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5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40001">
            <text:p>SNOANTMEN04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ABRIL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3036519.21166667">
            <text:p>3036519,21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40001','2014-04-30','---','-------------------------','2110104020000000001','SCGCMP','SNOANTMEN040001','H','PROVISION ANTIGUEDAD DE PRESTACIONES SOCIALES NOMINA MENSUAL ABRIL 2014',3036519,21166667,0);">
            <text:p>INSERT INTO scg_dt_cmp VALUES('0001','SCGCMP','SNOANTMEN040001','2014-04-30','---','-------------------------','2110104020000000001','SCGCMP','SNOANTMEN040001','H','PROVISION ANTIGUEDAD DE PRESTACIONES SOCIALES NOMINA MENSUAL ABRIL 2014',3036519,2116666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000</text:p>
          </table:table-cell>
          <table:table-cell table:style-name="ce6" office:value-type="float" office:value="75759.13">
            <text:p>75.759,13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40001','2014-04-30','---','-------------------------','6110800002000000001','SCGCMP','SNOANTMEN040001','D','PROVISION ANTIGUEDAD DE PRESTACIONES SOCIALES NOMINA MENSUAL ABRIL 2014',75759,13,1);">
            <text:p>INSERT INTO scg_dt_cmp VALUES('0001','SCGCMP','SNOANTMEN040001','2014-04-30','---','-------------------------','6110800002000000001','SCGCMP','SNOANTMEN040001','D','PROVISION ANTIGUEDAD DE PRESTACIONES SOCIALES NOMINA MENSUAL ABRIL 2014',75759,13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0272.58">
            <text:p>20.272,58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40001','2014-04-30','---','-------------------------','6110800002903000001','SCGCMP','SNOANTMEN040001','D','PROVISION ANTIGUEDAD DE PRESTACIONES SOCIALES NOMINA MENSUAL ABRIL 2014',20272,58,2);">
            <text:p>INSERT INTO scg_dt_cmp VALUES('0001','SCGCMP','SNOANTMEN040001','2014-04-30','---','-------------------------','6110800002903000001','SCGCMP','SNOANTMEN040001','D','PROVISION ANTIGUEDAD DE PRESTACIONES SOCIALES NOMINA MENSUAL ABRIL 2014',20272,58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303</text:p>
          </table:table-cell>
          <table:table-cell table:style-name="ce6" office:value-type="float" office:value="8713.35">
            <text:p>8.713,35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40001','2014-04-30','---','-------------------------','6110800002303000001','SCGCMP','SNOANTMEN040001','D','PROVISION ANTIGUEDAD DE PRESTACIONES SOCIALES NOMINA MENSUAL ABRIL 2014',8713,35,3);">
            <text:p>INSERT INTO scg_dt_cmp VALUES('0001','SCGCMP','SNOANTMEN040001','2014-04-30','---','-------------------------','6110800002303000001','SCGCMP','SNOANTMEN040001','D','PROVISION ANTIGUEDAD DE PRESTACIONES SOCIALES NOMINA MENSUAL ABRIL 2014',8713,35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003</text:p>
          </table:table-cell>
          <table:table-cell table:style-name="ce6" office:value-type="float" office:value="43892.8816666667">
            <text:p>43.892,88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40001','2014-04-30','---','-------------------------','6110800002003000001','SCGCMP','SNOANTMEN040001','D','PROVISION ANTIGUEDAD DE PRESTACIONES SOCIALES NOMINA MENSUAL ABRIL 2014',43892,8816666667,4);">
            <text:p>INSERT INTO scg_dt_cmp VALUES('0001','SCGCMP','SNOANTMEN040001','2014-04-30','---','-------------------------','6110800002003000001','SCGCMP','SNOANTMEN040001','D','PROVISION ANTIGUEDAD DE PRESTACIONES SOCIALES NOMINA MENSUAL ABRIL 2014',43892,8816666667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003</text:p>
          </table:table-cell>
          <table:table-cell table:style-name="ce6" office:value-type="float" office:value="12069.25">
            <text:p>12.069,25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40001','2014-04-30','---','-------------------------','6110800003003000001','SCGCMP','SNOANTMEN040001','D','PROVISION ANTIGUEDAD DE PRESTACIONES SOCIALES NOMINA MENSUAL ABRIL 2014',12069,25,5);">
            <text:p>INSERT INTO scg_dt_cmp VALUES('0001','SCGCMP','SNOANTMEN040001','2014-04-30','---','-------------------------','6110800003003000001','SCGCMP','SNOANTMEN040001','D','PROVISION ANTIGUEDAD DE PRESTACIONES SOCIALES NOMINA MENSUAL ABRIL 2014',12069,25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500</text:p>
          </table:table-cell>
          <table:table-cell table:style-name="ce6" office:value-type="float" office:value="27232.36">
            <text:p>27.232,36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40001','2014-04-30','---','-------------------------','6110800003500000001','SCGCMP','SNOANTMEN040001','D','PROVISION ANTIGUEDAD DE PRESTACIONES SOCIALES NOMINA MENSUAL ABRIL 2014',27232,36,6);">
            <text:p>INSERT INTO scg_dt_cmp VALUES('0001','SCGCMP','SNOANTMEN040001','2014-04-30','---','-------------------------','6110800003500000001','SCGCMP','SNOANTMEN040001','D','PROVISION ANTIGUEDAD DE PRESTACIONES SOCIALES NOMINA MENSUAL ABRIL 2014',27232,36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9</text:p>
          </table:table-cell>
          <table:table-cell table:style-name="ce6" office:value-type="float" office:value="6454.2">
            <text:p>6.454,20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40001','2014-04-30','---','-------------------------','6110800004509000001','SCGCMP','SNOANTMEN040001','D','PROVISION ANTIGUEDAD DE PRESTACIONES SOCIALES NOMINA MENSUAL ABRIL 2014',6454,2,7);">
            <text:p>INSERT INTO scg_dt_cmp VALUES('0001','SCGCMP','SNOANTMEN040001','2014-04-30','---','-------------------------','6110800004509000001','SCGCMP','SNOANTMEN040001','D','PROVISION ANTIGUEDAD DE PRESTACIONES SOCIALES NOMINA MENSUAL ABRIL 2014',6454,2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800</text:p>
          </table:table-cell>
          <table:table-cell table:style-name="ce6" office:value-type="float" office:value="3513.8">
            <text:p>3.513,80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40001','2014-04-30','---','-------------------------','6110800003800000001','SCGCMP','SNOANTMEN040001','D','PROVISION ANTIGUEDAD DE PRESTACIONES SOCIALES NOMINA MENSUAL ABRIL 2014',3513,8,8);">
            <text:p>INSERT INTO scg_dt_cmp VALUES('0001','SCGCMP','SNOANTMEN040001','2014-04-30','---','-------------------------','6110800003800000001','SCGCMP','SNOANTMEN040001','D','PROVISION ANTIGUEDAD DE PRESTACIONES SOCIALES NOMINA MENSUAL ABRIL 2014',3513,8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100</text:p>
          </table:table-cell>
          <table:table-cell table:style-name="ce6" office:value-type="float" office:value="48898.01">
            <text:p>48.898,01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40001','2014-04-30','---','-------------------------','6110800001100000001','SCGCMP','SNOANTMEN040001','D','PROVISION ANTIGUEDAD DE PRESTACIONES SOCIALES NOMINA MENSUAL ABRIL 2014',48898,01,9);">
            <text:p>INSERT INTO scg_dt_cmp VALUES('0001','SCGCMP','SNOANTMEN040001','2014-04-30','---','-------------------------','6110800001100000001','SCGCMP','SNOANTMEN040001','D','PROVISION ANTIGUEDAD DE PRESTACIONES SOCIALES NOMINA MENSUAL ABRIL 2014',48898,01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2</text:p>
          </table:table-cell>
          <table:table-cell table:style-name="ce6" office:value-type="float" office:value="6812.15">
            <text:p>6.812,15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40001','2014-04-30','---','-------------------------','6110800002802000001','SCGCMP','SNOANTMEN040001','D','PROVISION ANTIGUEDAD DE PRESTACIONES SOCIALES NOMINA MENSUAL ABRIL 2014',6812,15,10);">
            <text:p>INSERT INTO scg_dt_cmp VALUES('0001','SCGCMP','SNOANTMEN040001','2014-04-30','---','-------------------------','6110800002802000001','SCGCMP','SNOANTMEN040001','D','PROVISION ANTIGUEDAD DE PRESTACIONES SOCIALES NOMINA MENSUAL ABRIL 2014',6812,15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501</text:p>
          </table:table-cell>
          <table:table-cell table:style-name="ce6" office:value-type="float" office:value="25832.85">
            <text:p>25.832,85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40001','2014-04-30','---','-------------------------','6110800002501000001','SCGCMP','SNOANTMEN040001','D','PROVISION ANTIGUEDAD DE PRESTACIONES SOCIALES NOMINA MENSUAL ABRIL 2014',25832,85,11);">
            <text:p>INSERT INTO scg_dt_cmp VALUES('0001','SCGCMP','SNOANTMEN040001','2014-04-30','---','-------------------------','6110800002501000001','SCGCMP','SNOANTMEN040001','D','PROVISION ANTIGUEDAD DE PRESTACIONES SOCIALES NOMINA MENSUAL ABRIL 2014',25832,85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203</text:p>
          </table:table-cell>
          <table:table-cell table:style-name="ce6" office:value-type="float" office:value="40963.05">
            <text:p>40.963,05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40001','2014-04-30','---','-------------------------','6110800003203000001','SCGCMP','SNOANTMEN040001','D','PROVISION ANTIGUEDAD DE PRESTACIONES SOCIALES NOMINA MENSUAL ABRIL 2014',40963,05,12);">
            <text:p>INSERT INTO scg_dt_cmp VALUES('0001','SCGCMP','SNOANTMEN040001','2014-04-30','---','-------------------------','6110800003203000001','SCGCMP','SNOANTMEN040001','D','PROVISION ANTIGUEDAD DE PRESTACIONES SOCIALES NOMINA MENSUAL ABRIL 2014',40963,05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2</text:p>
          </table:table-cell>
          <table:table-cell table:style-name="ce6" office:value-type="float" office:value="30219.95">
            <text:p>30.219,95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40001','2014-04-30','---','-------------------------','6110800002902000001','SCGCMP','SNOANTMEN040001','D','PROVISION ANTIGUEDAD DE PRESTACIONES SOCIALES NOMINA MENSUAL ABRIL 2014',30219,95,13);">
            <text:p>INSERT INTO scg_dt_cmp VALUES('0001','SCGCMP','SNOANTMEN040001','2014-04-30','---','-------------------------','6110800002902000001','SCGCMP','SNOANTMEN040001','D','PROVISION ANTIGUEDAD DE PRESTACIONES SOCIALES NOMINA MENSUAL ABRIL 2014',30219,95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1</text:p>
          </table:table-cell>
          <table:table-cell table:style-name="ce6" office:value-type="float" office:value="26012.5">
            <text:p>26.012,50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40001','2014-04-30','---','-------------------------','6110800004501000001','SCGCMP','SNOANTMEN040001','D','PROVISION ANTIGUEDAD DE PRESTACIONES SOCIALES NOMINA MENSUAL ABRIL 2014',26012,5,14);">
            <text:p>INSERT INTO scg_dt_cmp VALUES('0001','SCGCMP','SNOANTMEN040001','2014-04-30','---','-------------------------','6110800004501000001','SCGCMP','SNOANTMEN040001','D','PROVISION ANTIGUEDAD DE PRESTACIONES SOCIALES NOMINA MENSUAL ABRIL 2014',26012,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701</text:p>
          </table:table-cell>
          <table:table-cell table:style-name="ce6" office:value-type="float" office:value="14857.5">
            <text:p>14.857,50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40001','2014-04-30','---','-------------------------','6110800002701000001','SCGCMP','SNOANTMEN040001','D','PROVISION ANTIGUEDAD DE PRESTACIONES SOCIALES NOMINA MENSUAL ABRIL 2014',14857,5,15);">
            <text:p>INSERT INTO scg_dt_cmp VALUES('0001','SCGCMP','SNOANTMEN040001','2014-04-30','---','-------------------------','6110800002701000001','SCGCMP','SNOANTMEN040001','D','PROVISION ANTIGUEDAD DE PRESTACIONES SOCIALES NOMINA MENSUAL ABRIL 2014',14857,5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8</text:p>
          </table:table-cell>
          <table:table-cell table:style-name="ce6" office:value-type="float" office:value="4821.23">
            <text:p>4.821,23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40001','2014-04-30','---','-------------------------','6110800002808000001','SCGCMP','SNOANTMEN040001','D','PROVISION ANTIGUEDAD DE PRESTACIONES SOCIALES NOMINA MENSUAL ABRIL 2014',4821,23,16);">
            <text:p>INSERT INTO scg_dt_cmp VALUES('0001','SCGCMP','SNOANTMEN040001','2014-04-30','---','-------------------------','6110800002808000001','SCGCMP','SNOANTMEN040001','D','PROVISION ANTIGUEDAD DE PRESTACIONES SOCIALES NOMINA MENSUAL ABRIL 2014',4821,23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2</text:p>
          </table:table-cell>
          <table:table-cell table:style-name="ce6" office:value-type="float" office:value="8955.55">
            <text:p>8.955,55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40001','2014-04-30','---','-------------------------','6110800002102000001','SCGCMP','SNOANTMEN040001','D','PROVISION ANTIGUEDAD DE PRESTACIONES SOCIALES NOMINA MENSUAL ABRIL 2014',8955,55,17);">
            <text:p>INSERT INTO scg_dt_cmp VALUES('0001','SCGCMP','SNOANTMEN040001','2014-04-30','---','-------------------------','6110800002102000001','SCGCMP','SNOANTMEN040001','D','PROVISION ANTIGUEDAD DE PRESTACIONES SOCIALES NOMINA MENSUAL ABRIL 2014',8955,5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3</text:p>
          </table:table-cell>
          <table:table-cell table:style-name="ce6" office:value-type="float" office:value="85886.89">
            <text:p>85.886,89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40001','2014-04-30','---','-------------------------','6110800004503000001','SCGCMP','SNOANTMEN040001','D','PROVISION ANTIGUEDAD DE PRESTACIONES SOCIALES NOMINA MENSUAL ABRIL 2014',85886,89,18);">
            <text:p>INSERT INTO scg_dt_cmp VALUES('0001','SCGCMP','SNOANTMEN040001','2014-04-30','---','-------------------------','6110800004503000001','SCGCMP','SNOANTMEN040001','D','PROVISION ANTIGUEDAD DE PRESTACIONES SOCIALES NOMINA MENSUAL ABRIL 2014',85886,89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200</text:p>
          </table:table-cell>
          <table:table-cell table:style-name="ce6" office:value-type="float" office:value="62591.91">
            <text:p>62.591,91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40001','2014-04-30','---','-------------------------','6110800001200000001','SCGCMP','SNOANTMEN040001','D','PROVISION ANTIGUEDAD DE PRESTACIONES SOCIALES NOMINA MENSUAL ABRIL 2014',62591,91,19);">
            <text:p>INSERT INTO scg_dt_cmp VALUES('0001','SCGCMP','SNOANTMEN040001','2014-04-30','---','-------------------------','6110800001200000001','SCGCMP','SNOANTMEN040001','D','PROVISION ANTIGUEDAD DE PRESTACIONES SOCIALES NOMINA MENSUAL ABRIL 2014',62591,91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304</text:p>
          </table:table-cell>
          <table:table-cell table:style-name="ce6" office:value-type="float" office:value="45119.88">
            <text:p>45.119,88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40001','2014-04-30','---','-------------------------','6110800003304000001','SCGCMP','SNOANTMEN040001','D','PROVISION ANTIGUEDAD DE PRESTACIONES SOCIALES NOMINA MENSUAL ABRIL 2014',45119,88,20);">
            <text:p>INSERT INTO scg_dt_cmp VALUES('0001','SCGCMP','SNOANTMEN040001','2014-04-30','---','-------------------------','6110800003304000001','SCGCMP','SNOANTMEN040001','D','PROVISION ANTIGUEDAD DE PRESTACIONES SOCIALES NOMINA MENSUAL ABRIL 2014',45119,88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502</text:p>
          </table:table-cell>
          <table:table-cell table:style-name="ce6" office:value-type="float" office:value="19565.72">
            <text:p>19.565,72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40001','2014-04-30','---','-------------------------','6110800002502000001','SCGCMP','SNOANTMEN040001','D','PROVISION ANTIGUEDAD DE PRESTACIONES SOCIALES NOMINA MENSUAL ABRIL 2014',19565,72,21);">
            <text:p>INSERT INTO scg_dt_cmp VALUES('0001','SCGCMP','SNOANTMEN040001','2014-04-30','---','-------------------------','6110800002502000001','SCGCMP','SNOANTMEN040001','D','PROVISION ANTIGUEDAD DE PRESTACIONES SOCIALES NOMINA MENSUAL ABRIL 2014',19565,72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600</text:p>
          </table:table-cell>
          <table:table-cell table:style-name="ce6" office:value-type="float" office:value="9069.9">
            <text:p>9.069,90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40001','2014-04-30','---','-------------------------','6110800002600000001','SCGCMP','SNOANTMEN040001','D','PROVISION ANTIGUEDAD DE PRESTACIONES SOCIALES NOMINA MENSUAL ABRIL 2014',9069,9,22);">
            <text:p>INSERT INTO scg_dt_cmp VALUES('0001','SCGCMP','SNOANTMEN040001','2014-04-30','---','-------------------------','6110800002600000001','SCGCMP','SNOANTMEN040001','D','PROVISION ANTIGUEDAD DE PRESTACIONES SOCIALES NOMINA MENSUAL ABRIL 2014',9069,9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2</text:p>
          </table:table-cell>
          <table:table-cell table:style-name="ce6" office:value-type="float" office:value="18400.06">
            <text:p>18.400,06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40001','2014-04-30','---','-------------------------','6110800004502000001','SCGCMP','SNOANTMEN040001','D','PROVISION ANTIGUEDAD DE PRESTACIONES SOCIALES NOMINA MENSUAL ABRIL 2014',18400,06,23);">
            <text:p>INSERT INTO scg_dt_cmp VALUES('0001','SCGCMP','SNOANTMEN040001','2014-04-30','---','-------------------------','6110800004502000001','SCGCMP','SNOANTMEN040001','D','PROVISION ANTIGUEDAD DE PRESTACIONES SOCIALES NOMINA MENSUAL ABRIL 2014',18400,0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400</text:p>
          </table:table-cell>
          <table:table-cell table:style-name="ce6" office:value-type="float" office:value="38668.25">
            <text:p>38.668,25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40001','2014-04-30','---','-------------------------','6110800003400000001','SCGCMP','SNOANTMEN040001','D','PROVISION ANTIGUEDAD DE PRESTACIONES SOCIALES NOMINA MENSUAL ABRIL 2014',38668,25,24);">
            <text:p>INSERT INTO scg_dt_cmp VALUES('0001','SCGCMP','SNOANTMEN040001','2014-04-30','---','-------------------------','6110800003400000001','SCGCMP','SNOANTMEN040001','D','PROVISION ANTIGUEDAD DE PRESTACIONES SOCIALES NOMINA MENSUAL ABRIL 2014',38668,25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200</text:p>
          </table:table-cell>
          <table:table-cell table:style-name="ce6" office:value-type="float" office:value="2544.7">
            <text:p>2.544,70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40001','2014-04-30','---','-------------------------','6110800004200000001','SCGCMP','SNOANTMEN040001','D','PROVISION ANTIGUEDAD DE PRESTACIONES SOCIALES NOMINA MENSUAL ABRIL 2014',2544,7,25);">
            <text:p>INSERT INTO scg_dt_cmp VALUES('0001','SCGCMP','SNOANTMEN040001','2014-04-30','---','-------------------------','6110800004200000001','SCGCMP','SNOANTMEN040001','D','PROVISION ANTIGUEDAD DE PRESTACIONES SOCIALES NOMINA MENSUAL ABRIL 2014',2544,7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602</text:p>
          </table:table-cell>
          <table:table-cell table:style-name="ce6" office:value-type="float" office:value="5898.45">
            <text:p>5.898,4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40001','2014-04-30','---','-------------------------','6110800004602000001','SCGCMP','SNOANTMEN040001','D','PROVISION ANTIGUEDAD DE PRESTACIONES SOCIALES NOMINA MENSUAL ABRIL 2014',5898,45,26);">
            <text:p>INSERT INTO scg_dt_cmp VALUES('0001','SCGCMP','SNOANTMEN040001','2014-04-30','---','-------------------------','6110800004602000001','SCGCMP','SNOANTMEN040001','D','PROVISION ANTIGUEDAD DE PRESTACIONES SOCIALES NOMINA MENSUAL ABRIL 2014',5898,4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503</text:p>
          </table:table-cell>
          <table:table-cell table:style-name="ce6" office:value-type="float" office:value="40435.85">
            <text:p>40.435,85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40001','2014-04-30','---','-------------------------','6110800002503000001','SCGCMP','SNOANTMEN040001','D','PROVISION ANTIGUEDAD DE PRESTACIONES SOCIALES NOMINA MENSUAL ABRIL 2014',40435,85,27);">
            <text:p>INSERT INTO scg_dt_cmp VALUES('0001','SCGCMP','SNOANTMEN040001','2014-04-30','---','-------------------------','6110800002503000001','SCGCMP','SNOANTMEN040001','D','PROVISION ANTIGUEDAD DE PRESTACIONES SOCIALES NOMINA MENSUAL ABRIL 2014',40435,85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201</text:p>
          </table:table-cell>
          <table:table-cell table:style-name="ce6" office:value-type="float" office:value="25166.5">
            <text:p>25.166,50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40001','2014-04-30','---','-------------------------','6110800004201000001','SCGCMP','SNOANTMEN040001','D','PROVISION ANTIGUEDAD DE PRESTACIONES SOCIALES NOMINA MENSUAL ABRIL 2014',25166,5,28);">
            <text:p>INSERT INTO scg_dt_cmp VALUES('0001','SCGCMP','SNOANTMEN040001','2014-04-30','---','-------------------------','6110800004201000001','SCGCMP','SNOANTMEN040001','D','PROVISION ANTIGUEDAD DE PRESTACIONES SOCIALES NOMINA MENSUAL ABRIL 2014',25166,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6</text:p>
          </table:table-cell>
          <table:table-cell table:style-name="ce6" office:value-type="float" office:value="9993.85">
            <text:p>9.993,85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40001','2014-04-30','---','-------------------------','6110800002806000001','SCGCMP','SNOANTMEN040001','D','PROVISION ANTIGUEDAD DE PRESTACIONES SOCIALES NOMINA MENSUAL ABRIL 2014',9993,85,29);">
            <text:p>INSERT INTO scg_dt_cmp VALUES('0001','SCGCMP','SNOANTMEN040001','2014-04-30','---','-------------------------','6110800002806000001','SCGCMP','SNOANTMEN040001','D','PROVISION ANTIGUEDAD DE PRESTACIONES SOCIALES NOMINA MENSUAL ABRIL 2014',9993,85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104</text:p>
          </table:table-cell>
          <table:table-cell table:style-name="ce6" office:value-type="float" office:value="85278.55">
            <text:p>85.278,55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40001','2014-04-30','---','-------------------------','6110800003104000001','SCGCMP','SNOANTMEN040001','D','PROVISION ANTIGUEDAD DE PRESTACIONES SOCIALES NOMINA MENSUAL ABRIL 2014',85278,55,30);">
            <text:p>INSERT INTO scg_dt_cmp VALUES('0001','SCGCMP','SNOANTMEN040001','2014-04-30','---','-------------------------','6110800003104000001','SCGCMP','SNOANTMEN040001','D','PROVISION ANTIGUEDAD DE PRESTACIONES SOCIALES NOMINA MENSUAL ABRIL 2014',85278,55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005</text:p>
          </table:table-cell>
          <table:table-cell table:style-name="ce6" office:value-type="float" office:value="16437.35">
            <text:p>16.437,35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40001','2014-04-30','---','-------------------------','6110800002005000001','SCGCMP','SNOANTMEN040001','D','PROVISION ANTIGUEDAD DE PRESTACIONES SOCIALES NOMINA MENSUAL ABRIL 2014',16437,35,31);">
            <text:p>INSERT INTO scg_dt_cmp VALUES('0001','SCGCMP','SNOANTMEN040001','2014-04-30','---','-------------------------','6110800002005000001','SCGCMP','SNOANTMEN040001','D','PROVISION ANTIGUEDAD DE PRESTACIONES SOCIALES NOMINA MENSUAL ABRIL 2014',16437,35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001</text:p>
          </table:table-cell>
          <table:table-cell table:style-name="ce6" office:value-type="float" office:value="29002.19">
            <text:p>29.002,19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40001','2014-04-30','---','-------------------------','6110800003001000001','SCGCMP','SNOANTMEN040001','D','PROVISION ANTIGUEDAD DE PRESTACIONES SOCIALES NOMINA MENSUAL ABRIL 2014',29002,19,32);">
            <text:p>INSERT INTO scg_dt_cmp VALUES('0001','SCGCMP','SNOANTMEN040001','2014-04-30','---','-------------------------','6110800003001000001','SCGCMP','SNOANTMEN040001','D','PROVISION ANTIGUEDAD DE PRESTACIONES SOCIALES NOMINA MENSUAL ABRIL 2014',29002,19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103</text:p>
          </table:table-cell>
          <table:table-cell table:style-name="ce6" office:value-type="float" office:value="15311.15">
            <text:p>15.311,15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40001','2014-04-30','---','-------------------------','6110800003103000001','SCGCMP','SNOANTMEN040001','D','PROVISION ANTIGUEDAD DE PRESTACIONES SOCIALES NOMINA MENSUAL ABRIL 2014',15311,15,33);">
            <text:p>INSERT INTO scg_dt_cmp VALUES('0001','SCGCMP','SNOANTMEN040001','2014-04-30','---','-------------------------','6110800003103000001','SCGCMP','SNOANTMEN040001','D','PROVISION ANTIGUEDAD DE PRESTACIONES SOCIALES NOMINA MENSUAL ABRIL 2014',15311,15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692.95">
            <text:p>1.692,95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40001','2014-04-30','---','-------------------------','6110800002104000001','SCGCMP','SNOANTMEN040001','D','PROVISION ANTIGUEDAD DE PRESTACIONES SOCIALES NOMINA MENSUAL ABRIL 2014',1692,95,34);">
            <text:p>INSERT INTO scg_dt_cmp VALUES('0001','SCGCMP','SNOANTMEN040001','2014-04-30','---','-------------------------','6110800002104000001','SCGCMP','SNOANTMEN040001','D','PROVISION ANTIGUEDAD DE PRESTACIONES SOCIALES NOMINA MENSUAL ABRIL 2014',1692,9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5</text:p>
          </table:table-cell>
          <table:table-cell table:style-name="ce6" office:value-type="float" office:value="41359.2">
            <text:p>41.359,20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40001','2014-04-30','---','-------------------------','6110800004505000001','SCGCMP','SNOANTMEN040001','D','PROVISION ANTIGUEDAD DE PRESTACIONES SOCIALES NOMINA MENSUAL ABRIL 2014',41359,2,35);">
            <text:p>INSERT INTO scg_dt_cmp VALUES('0001','SCGCMP','SNOANTMEN040001','2014-04-30','---','-------------------------','6110800004505000001','SCGCMP','SNOANTMEN040001','D','PROVISION ANTIGUEDAD DE PRESTACIONES SOCIALES NOMINA MENSUAL ABRIL 2014',41359,2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600</text:p>
          </table:table-cell>
          <table:table-cell table:style-name="ce6" office:value-type="float" office:value="2697.95">
            <text:p>2.697,95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40001','2014-04-30','---','-------------------------','6110800003600000001','SCGCMP','SNOANTMEN040001','D','PROVISION ANTIGUEDAD DE PRESTACIONES SOCIALES NOMINA MENSUAL ABRIL 2014',2697,95,36);">
            <text:p>INSERT INTO scg_dt_cmp VALUES('0001','SCGCMP','SNOANTMEN040001','2014-04-30','---','-------------------------','6110800003600000001','SCGCMP','SNOANTMEN040001','D','PROVISION ANTIGUEDAD DE PRESTACIONES SOCIALES NOMINA MENSUAL ABRIL 2014',2697,9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902</text:p>
          </table:table-cell>
          <table:table-cell table:style-name="ce6" office:value-type="float" office:value="30059.43">
            <text:p>30.059,43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40001','2014-04-30','---','-------------------------','6110800003902000001','SCGCMP','SNOANTMEN040001','D','PROVISION ANTIGUEDAD DE PRESTACIONES SOCIALES NOMINA MENSUAL ABRIL 2014',30059,43,37);">
            <text:p>INSERT INTO scg_dt_cmp VALUES('0001','SCGCMP','SNOANTMEN040001','2014-04-30','---','-------------------------','6110800003902000001','SCGCMP','SNOANTMEN040001','D','PROVISION ANTIGUEDAD DE PRESTACIONES SOCIALES NOMINA MENSUAL ABRIL 2014',30059,43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701</text:p>
          </table:table-cell>
          <table:table-cell table:style-name="ce6" office:value-type="float" office:value="24703.35">
            <text:p>24.703,35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40001','2014-04-30','---','-------------------------','6110800003701000001','SCGCMP','SNOANTMEN040001','D','PROVISION ANTIGUEDAD DE PRESTACIONES SOCIALES NOMINA MENSUAL ABRIL 2014',24703,35,38);">
            <text:p>INSERT INTO scg_dt_cmp VALUES('0001','SCGCMP','SNOANTMEN040001','2014-04-30','---','-------------------------','6110800003701000001','SCGCMP','SNOANTMEN040001','D','PROVISION ANTIGUEDAD DE PRESTACIONES SOCIALES NOMINA MENSUAL ABRIL 2014',24703,35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200</text:p>
          </table:table-cell>
          <table:table-cell table:style-name="ce6" office:value-type="float" office:value="42791.14">
            <text:p>42.791,14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40001','2014-04-30','---','-------------------------','6110800003200000001','SCGCMP','SNOANTMEN040001','D','PROVISION ANTIGUEDAD DE PRESTACIONES SOCIALES NOMINA MENSUAL ABRIL 2014',42791,14,39);">
            <text:p>INSERT INTO scg_dt_cmp VALUES('0001','SCGCMP','SNOANTMEN040001','2014-04-30','---','-------------------------','6110800003200000001','SCGCMP','SNOANTMEN040001','D','PROVISION ANTIGUEDAD DE PRESTACIONES SOCIALES NOMINA MENSUAL ABRIL 2014',42791,14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301</text:p>
          </table:table-cell>
          <table:table-cell table:style-name="ce6" office:value-type="float" office:value="18175.05">
            <text:p>18.175,05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40001','2014-04-30','---','-------------------------','6110800001301000001','SCGCMP','SNOANTMEN040001','D','PROVISION ANTIGUEDAD DE PRESTACIONES SOCIALES NOMINA MENSUAL ABRIL 2014',18175,05,40);">
            <text:p>INSERT INTO scg_dt_cmp VALUES('0001','SCGCMP','SNOANTMEN040001','2014-04-30','---','-------------------------','6110800001301000001','SCGCMP','SNOANTMEN040001','D','PROVISION ANTIGUEDAD DE PRESTACIONES SOCIALES NOMINA MENSUAL ABRIL 2014',18175,0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202</text:p>
          </table:table-cell>
          <table:table-cell table:style-name="ce6" office:value-type="float" office:value="49569.05">
            <text:p>49.569,05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40001','2014-04-30','---','-------------------------','6110800004202000001','SCGCMP','SNOANTMEN040001','D','PROVISION ANTIGUEDAD DE PRESTACIONES SOCIALES NOMINA MENSUAL ABRIL 2014',49569,05,41);">
            <text:p>INSERT INTO scg_dt_cmp VALUES('0001','SCGCMP','SNOANTMEN040001','2014-04-30','---','-------------------------','6110800004202000001','SCGCMP','SNOANTMEN040001','D','PROVISION ANTIGUEDAD DE PRESTACIONES SOCIALES NOMINA MENSUAL ABRIL 2014',49569,0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6</text:p>
          </table:table-cell>
          <table:table-cell table:style-name="ce6" office:value-type="float" office:value="33381.7">
            <text:p>33.381,70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40001','2014-04-30','---','-------------------------','6110800004506000001','SCGCMP','SNOANTMEN040001','D','PROVISION ANTIGUEDAD DE PRESTACIONES SOCIALES NOMINA MENSUAL ABRIL 2014',33381,7,42);">
            <text:p>INSERT INTO scg_dt_cmp VALUES('0001','SCGCMP','SNOANTMEN040001','2014-04-30','---','-------------------------','6110800004506000001','SCGCMP','SNOANTMEN040001','D','PROVISION ANTIGUEDAD DE PRESTACIONES SOCIALES NOMINA MENSUAL ABRIL 2014',33381,7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3</text:p>
          </table:table-cell>
          <table:table-cell table:style-name="ce6" office:value-type="float" office:value="13683.5">
            <text:p>13.683,50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40001','2014-04-30','---','-------------------------','6110800002103000001','SCGCMP','SNOANTMEN040001','D','PROVISION ANTIGUEDAD DE PRESTACIONES SOCIALES NOMINA MENSUAL ABRIL 2014',13683,5,43);">
            <text:p>INSERT INTO scg_dt_cmp VALUES('0001','SCGCMP','SNOANTMEN040001','2014-04-30','---','-------------------------','6110800002103000001','SCGCMP','SNOANTMEN040001','D','PROVISION ANTIGUEDAD DE PRESTACIONES SOCIALES NOMINA MENSUAL ABRIL 2014',13683,5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001</text:p>
          </table:table-cell>
          <table:table-cell table:style-name="ce6" office:value-type="float" office:value="10174.52">
            <text:p>10.174,52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40001','2014-04-30','---','-------------------------','6110800004001000001','SCGCMP','SNOANTMEN040001','D','PROVISION ANTIGUEDAD DE PRESTACIONES SOCIALES NOMINA MENSUAL ABRIL 2014',10174,52,44);">
            <text:p>INSERT INTO scg_dt_cmp VALUES('0001','SCGCMP','SNOANTMEN040001','2014-04-30','---','-------------------------','6110800004001000001','SCGCMP','SNOANTMEN040001','D','PROVISION ANTIGUEDAD DE PRESTACIONES SOCIALES NOMINA MENSUAL ABRIL 2014',10174,52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23322.55">
            <text:p>123.322,55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40001','2014-04-30','---','-------------------------','6110800003201000001','SCGCMP','SNOANTMEN040001','D','PROVISION ANTIGUEDAD DE PRESTACIONES SOCIALES NOMINA MENSUAL ABRIL 2014',123322,55,45);">
            <text:p>INSERT INTO scg_dt_cmp VALUES('0001','SCGCMP','SNOANTMEN040001','2014-04-30','---','-------------------------','6110800003201000001','SCGCMP','SNOANTMEN040001','D','PROVISION ANTIGUEDAD DE PRESTACIONES SOCIALES NOMINA MENSUAL ABRIL 2014',123322,55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290.1">
            <text:p>1.290,10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40001','2014-04-30','---','-------------------------','6110800001300000001','SCGCMP','SNOANTMEN040001','D','PROVISION ANTIGUEDAD DE PRESTACIONES SOCIALES NOMINA MENSUAL ABRIL 2014',1290,1,46);">
            <text:p>INSERT INTO scg_dt_cmp VALUES('0001','SCGCMP','SNOANTMEN040001','2014-04-30','---','-------------------------','6110800001300000001','SCGCMP','SNOANTMEN040001','D','PROVISION ANTIGUEDAD DE PRESTACIONES SOCIALES NOMINA MENSUAL ABRIL 2014',1290,1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5</text:p>
          </table:table-cell>
          <table:table-cell table:style-name="ce6" office:value-type="float" office:value="5824">
            <text:p>5.824,00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40001','2014-04-30','---','-------------------------','6110800002905000001','SCGCMP','SNOANTMEN040001','D','PROVISION ANTIGUEDAD DE PRESTACIONES SOCIALES NOMINA MENSUAL ABRIL 2014',5824,47);">
            <text:p>INSERT INTO scg_dt_cmp VALUES('0001','SCGCMP','SNOANTMEN040001','2014-04-30','---','-------------------------','6110800002905000001','SCGCMP','SNOANTMEN040001','D','PROVISION ANTIGUEDAD DE PRESTACIONES SOCIALES NOMINA MENSUAL ABRIL 2014',5824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200</text:p>
          </table:table-cell>
          <table:table-cell table:style-name="ce6" office:value-type="float" office:value="20738.78">
            <text:p>20.738,78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40001','2014-04-30','---','-------------------------','6110800002200000001','SCGCMP','SNOANTMEN040001','D','PROVISION ANTIGUEDAD DE PRESTACIONES SOCIALES NOMINA MENSUAL ABRIL 2014',20738,78,48);">
            <text:p>INSERT INTO scg_dt_cmp VALUES('0001','SCGCMP','SNOANTMEN040001','2014-04-30','---','-------------------------','6110800002200000001','SCGCMP','SNOANTMEN040001','D','PROVISION ANTIGUEDAD DE PRESTACIONES SOCIALES NOMINA MENSUAL ABRIL 2014',20738,78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0</text:p>
          </table:table-cell>
          <table:table-cell table:style-name="ce6" office:value-type="float" office:value="6713.65">
            <text:p>6.713,65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40001','2014-04-30','---','-------------------------','6110800004500000001','SCGCMP','SNOANTMEN040001','D','PROVISION ANTIGUEDAD DE PRESTACIONES SOCIALES NOMINA MENSUAL ABRIL 2014',6713,65,49);">
            <text:p>INSERT INTO scg_dt_cmp VALUES('0001','SCGCMP','SNOANTMEN040001','2014-04-30','---','-------------------------','6110800004500000001','SCGCMP','SNOANTMEN040001','D','PROVISION ANTIGUEDAD DE PRESTACIONES SOCIALES NOMINA MENSUAL ABRIL 2014',6713,65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6</text:p>
          </table:table-cell>
          <table:table-cell table:style-name="ce6" office:value-type="float" office:value="2502.05">
            <text:p>2.502,05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40001','2014-04-30','---','-------------------------','6110800002106000001','SCGCMP','SNOANTMEN040001','D','PROVISION ANTIGUEDAD DE PRESTACIONES SOCIALES NOMINA MENSUAL ABRIL 2014',2502,05,50);">
            <text:p>INSERT INTO scg_dt_cmp VALUES('0001','SCGCMP','SNOANTMEN040001','2014-04-30','---','-------------------------','6110800002106000001','SCGCMP','SNOANTMEN040001','D','PROVISION ANTIGUEDAD DE PRESTACIONES SOCIALES NOMINA MENSUAL ABRIL 2014',2502,05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800</text:p>
          </table:table-cell>
          <table:table-cell table:style-name="ce6" office:value-type="float" office:value="4391.1">
            <text:p>4.391,10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40001','2014-04-30','---','-------------------------','6110800004800000001','SCGCMP','SNOANTMEN040001','D','PROVISION ANTIGUEDAD DE PRESTACIONES SOCIALES NOMINA MENSUAL ABRIL 2014',4391,1,51);">
            <text:p>INSERT INTO scg_dt_cmp VALUES('0001','SCGCMP','SNOANTMEN040001','2014-04-30','---','-------------------------','6110800004800000001','SCGCMP','SNOANTMEN040001','D','PROVISION ANTIGUEDAD DE PRESTACIONES SOCIALES NOMINA MENSUAL ABRIL 2014',4391,1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601</text:p>
          </table:table-cell>
          <table:table-cell table:style-name="ce6" office:value-type="float" office:value="6791.6">
            <text:p>6.791,60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40001','2014-04-30','---','-------------------------','6110800003601000001','SCGCMP','SNOANTMEN040001','D','PROVISION ANTIGUEDAD DE PRESTACIONES SOCIALES NOMINA MENSUAL ABRIL 2014',6791,6,52);">
            <text:p>INSERT INTO scg_dt_cmp VALUES('0001','SCGCMP','SNOANTMEN040001','2014-04-30','---','-------------------------','6110800003601000001','SCGCMP','SNOANTMEN040001','D','PROVISION ANTIGUEDAD DE PRESTACIONES SOCIALES NOMINA MENSUAL ABRIL 2014',6791,6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305</text:p>
          </table:table-cell>
          <table:table-cell table:style-name="ce6" office:value-type="float" office:value="19287.16">
            <text:p>19.287,16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40001','2014-04-30','---','-------------------------','6110800003305000001','SCGCMP','SNOANTMEN040001','D','PROVISION ANTIGUEDAD DE PRESTACIONES SOCIALES NOMINA MENSUAL ABRIL 2014',19287,16,53);">
            <text:p>INSERT INTO scg_dt_cmp VALUES('0001','SCGCMP','SNOANTMEN040001','2014-04-30','---','-------------------------','6110800003305000001','SCGCMP','SNOANTMEN040001','D','PROVISION ANTIGUEDAD DE PRESTACIONES SOCIALES NOMINA MENSUAL ABRIL 2014',19287,16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304</text:p>
          </table:table-cell>
          <table:table-cell table:style-name="ce6" office:value-type="float" office:value="25276.94">
            <text:p>25.276,94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40001','2014-04-30','---','-------------------------','6110800002304000001','SCGCMP','SNOANTMEN040001','D','PROVISION ANTIGUEDAD DE PRESTACIONES SOCIALES NOMINA MENSUAL ABRIL 2014',25276,94,54);">
            <text:p>INSERT INTO scg_dt_cmp VALUES('0001','SCGCMP','SNOANTMEN040001','2014-04-30','---','-------------------------','6110800002304000001','SCGCMP','SNOANTMEN040001','D','PROVISION ANTIGUEDAD DE PRESTACIONES SOCIALES NOMINA MENSUAL ABRIL 2014',25276,94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602</text:p>
          </table:table-cell>
          <table:table-cell table:style-name="ce6" office:value-type="float" office:value="17785.04">
            <text:p>17.785,04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40001','2014-04-30','---','-------------------------','6110800002602000001','SCGCMP','SNOANTMEN040001','D','PROVISION ANTIGUEDAD DE PRESTACIONES SOCIALES NOMINA MENSUAL ABRIL 2014',17785,04,55);">
            <text:p>INSERT INTO scg_dt_cmp VALUES('0001','SCGCMP','SNOANTMEN040001','2014-04-30','---','-------------------------','6110800002602000001','SCGCMP','SNOANTMEN040001','D','PROVISION ANTIGUEDAD DE PRESTACIONES SOCIALES NOMINA MENSUAL ABRIL 2014',17785,04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1</text:p>
          </table:table-cell>
          <table:table-cell table:style-name="ce6" office:value-type="float" office:value="38772.68">
            <text:p>38.772,68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40001','2014-04-30','---','-------------------------','6110800002901000001','SCGCMP','SNOANTMEN040001','D','PROVISION ANTIGUEDAD DE PRESTACIONES SOCIALES NOMINA MENSUAL ABRIL 2014',38772,68,56);">
            <text:p>INSERT INTO scg_dt_cmp VALUES('0001','SCGCMP','SNOANTMEN040001','2014-04-30','---','-------------------------','6110800002901000001','SCGCMP','SNOANTMEN040001','D','PROVISION ANTIGUEDAD DE PRESTACIONES SOCIALES NOMINA MENSUAL ABRIL 2014',38772,68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802</text:p>
          </table:table-cell>
          <table:table-cell table:style-name="ce6" office:value-type="float" office:value="16489.11">
            <text:p>16.489,11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40001','2014-04-30','---','-------------------------','6110800003802000001','SCGCMP','SNOANTMEN040001','D','PROVISION ANTIGUEDAD DE PRESTACIONES SOCIALES NOMINA MENSUAL ABRIL 2014',16489,11,57);">
            <text:p>INSERT INTO scg_dt_cmp VALUES('0001','SCGCMP','SNOANTMEN040001','2014-04-30','---','-------------------------','6110800003802000001','SCGCMP','SNOANTMEN040001','D','PROVISION ANTIGUEDAD DE PRESTACIONES SOCIALES NOMINA MENSUAL ABRIL 2014',16489,11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300</text:p>
          </table:table-cell>
          <table:table-cell table:style-name="ce6" office:value-type="float" office:value="7711.55">
            <text:p>7.711,55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40001','2014-04-30','---','-------------------------','6110800002300000001','SCGCMP','SNOANTMEN040001','D','PROVISION ANTIGUEDAD DE PRESTACIONES SOCIALES NOMINA MENSUAL ABRIL 2014',7711,55,58);">
            <text:p>INSERT INTO scg_dt_cmp VALUES('0001','SCGCMP','SNOANTMEN040001','2014-04-30','---','-------------------------','6110800002300000001','SCGCMP','SNOANTMEN040001','D','PROVISION ANTIGUEDAD DE PRESTACIONES SOCIALES NOMINA MENSUAL ABRIL 2014',7711,55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0</text:p>
          </table:table-cell>
          <table:table-cell table:style-name="ce6" office:value-type="float" office:value="2821.65">
            <text:p>2.821,65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40001','2014-04-30','---','-------------------------','6110800002800000001','SCGCMP','SNOANTMEN040001','D','PROVISION ANTIGUEDAD DE PRESTACIONES SOCIALES NOMINA MENSUAL ABRIL 2014',2821,65,59);">
            <text:p>INSERT INTO scg_dt_cmp VALUES('0001','SCGCMP','SNOANTMEN040001','2014-04-30','---','-------------------------','6110800002800000001','SCGCMP','SNOANTMEN040001','D','PROVISION ANTIGUEDAD DE PRESTACIONES SOCIALES NOMINA MENSUAL ABRIL 2014',2821,65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101</text:p>
          </table:table-cell>
          <table:table-cell table:style-name="ce6" office:value-type="float" office:value="7539.15">
            <text:p>7.539,15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40001','2014-04-30','---','-------------------------','6110800003101000001','SCGCMP','SNOANTMEN040001','D','PROVISION ANTIGUEDAD DE PRESTACIONES SOCIALES NOMINA MENSUAL ABRIL 2014',7539,15,60);">
            <text:p>INSERT INTO scg_dt_cmp VALUES('0001','SCGCMP','SNOANTMEN040001','2014-04-30','---','-------------------------','6110800003101000001','SCGCMP','SNOANTMEN040001','D','PROVISION ANTIGUEDAD DE PRESTACIONES SOCIALES NOMINA MENSUAL ABRIL 2014',7539,15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203</text:p>
          </table:table-cell>
          <table:table-cell table:style-name="ce6" office:value-type="float" office:value="46173.55">
            <text:p>46.173,55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40001','2014-04-30','---','-------------------------','6110800004203000001','SCGCMP','SNOANTMEN040001','D','PROVISION ANTIGUEDAD DE PRESTACIONES SOCIALES NOMINA MENSUAL ABRIL 2014',46173,55,61);">
            <text:p>INSERT INTO scg_dt_cmp VALUES('0001','SCGCMP','SNOANTMEN040001','2014-04-30','---','-------------------------','6110800004203000001','SCGCMP','SNOANTMEN040001','D','PROVISION ANTIGUEDAD DE PRESTACIONES SOCIALES NOMINA MENSUAL ABRIL 2014',46173,55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301</text:p>
          </table:table-cell>
          <table:table-cell table:style-name="ce6" office:value-type="float" office:value="14451.8">
            <text:p>14.451,80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40001','2014-04-30','---','-------------------------','6110800003301000001','SCGCMP','SNOANTMEN040001','D','PROVISION ANTIGUEDAD DE PRESTACIONES SOCIALES NOMINA MENSUAL ABRIL 2014',14451,8,62);">
            <text:p>INSERT INTO scg_dt_cmp VALUES('0001','SCGCMP','SNOANTMEN040001','2014-04-30','---','-------------------------','6110800003301000001','SCGCMP','SNOANTMEN040001','D','PROVISION ANTIGUEDAD DE PRESTACIONES SOCIALES NOMINA MENSUAL ABRIL 2014',14451,8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0500.25">
            <text:p>10.500,25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40001','2014-04-30','---','-------------------------','6110800004102000001','SCGCMP','SNOANTMEN040001','D','PROVISION ANTIGUEDAD DE PRESTACIONES SOCIALES NOMINA MENSUAL ABRIL 2014',10500,25,63);">
            <text:p>INSERT INTO scg_dt_cmp VALUES('0001','SCGCMP','SNOANTMEN040001','2014-04-30','---','-------------------------','6110800004102000001','SCGCMP','SNOANTMEN040001','D','PROVISION ANTIGUEDAD DE PRESTACIONES SOCIALES NOMINA MENSUAL ABRIL 2014',10500,25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100</text:p>
          </table:table-cell>
          <table:table-cell table:style-name="ce6" office:value-type="float" office:value="16375.25">
            <text:p>16.375,25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40001','2014-04-30','---','-------------------------','6110800003100000001','SCGCMP','SNOANTMEN040001','D','PROVISION ANTIGUEDAD DE PRESTACIONES SOCIALES NOMINA MENSUAL ABRIL 2014',16375,25,64);">
            <text:p>INSERT INTO scg_dt_cmp VALUES('0001','SCGCMP','SNOANTMEN040001','2014-04-30','---','-------------------------','6110800003100000001','SCGCMP','SNOANTMEN040001','D','PROVISION ANTIGUEDAD DE PRESTACIONES SOCIALES NOMINA MENSUAL ABRIL 2014',16375,25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2</text:p>
          </table:table-cell>
          <table:table-cell table:style-name="ce6" office:value-type="float" office:value="84864.57">
            <text:p>84.864,57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40001','2014-04-30','---','-------------------------','6110800002402000001','SCGCMP','SNOANTMEN040001','D','PROVISION ANTIGUEDAD DE PRESTACIONES SOCIALES NOMINA MENSUAL ABRIL 2014',84864,57,65);">
            <text:p>INSERT INTO scg_dt_cmp VALUES('0001','SCGCMP','SNOANTMEN040001','2014-04-30','---','-------------------------','6110800002402000001','SCGCMP','SNOANTMEN040001','D','PROVISION ANTIGUEDAD DE PRESTACIONES SOCIALES NOMINA MENSUAL ABRIL 2014',84864,57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602</text:p>
          </table:table-cell>
          <table:table-cell table:style-name="ce6" office:value-type="float" office:value="6144.85">
            <text:p>6.144,85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40001','2014-04-30','---','-------------------------','6110800003602000001','SCGCMP','SNOANTMEN040001','D','PROVISION ANTIGUEDAD DE PRESTACIONES SOCIALES NOMINA MENSUAL ABRIL 2014',6144,85,66);">
            <text:p>INSERT INTO scg_dt_cmp VALUES('0001','SCGCMP','SNOANTMEN040001','2014-04-30','---','-------------------------','6110800003602000001','SCGCMP','SNOANTMEN040001','D','PROVISION ANTIGUEDAD DE PRESTACIONES SOCIALES NOMINA MENSUAL ABRIL 2014',6144,85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903</text:p>
          </table:table-cell>
          <table:table-cell table:style-name="ce6" office:value-type="float" office:value="10025.99">
            <text:p>10.025,99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40001','2014-04-30','---','-------------------------','6110800003903000001','SCGCMP','SNOANTMEN040001','D','PROVISION ANTIGUEDAD DE PRESTACIONES SOCIALES NOMINA MENSUAL ABRIL 2014',10025,99,67);">
            <text:p>INSERT INTO scg_dt_cmp VALUES('0001','SCGCMP','SNOANTMEN040001','2014-04-30','---','-------------------------','6110800003903000001','SCGCMP','SNOANTMEN040001','D','PROVISION ANTIGUEDAD DE PRESTACIONES SOCIALES NOMINA MENSUAL ABRIL 2014',10025,99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1525.3">
            <text:p>11.525,30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40001','2014-04-30','---','-------------------------','6110800004504000001','SCGCMP','SNOANTMEN040001','D','PROVISION ANTIGUEDAD DE PRESTACIONES SOCIALES NOMINA MENSUAL ABRIL 2014',11525,3,68);">
            <text:p>INSERT INTO scg_dt_cmp VALUES('0001','SCGCMP','SNOANTMEN040001','2014-04-30','---','-------------------------','6110800004504000001','SCGCMP','SNOANTMEN040001','D','PROVISION ANTIGUEDAD DE PRESTACIONES SOCIALES NOMINA MENSUAL ABRIL 2014',11525,3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41705.9">
            <text:p>141.705,90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40001','2014-04-30','---','-------------------------','6110800002002000001','SCGCMP','SNOANTMEN040001','D','PROVISION ANTIGUEDAD DE PRESTACIONES SOCIALES NOMINA MENSUAL ABRIL 2014',141705,9,69);">
            <text:p>INSERT INTO scg_dt_cmp VALUES('0001','SCGCMP','SNOANTMEN040001','2014-04-30','---','-------------------------','6110800002002000001','SCGCMP','SNOANTMEN040001','D','PROVISION ANTIGUEDAD DE PRESTACIONES SOCIALES NOMINA MENSUAL ABRIL 2014',141705,9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500</text:p>
          </table:table-cell>
          <table:table-cell table:style-name="ce6" office:value-type="float" office:value="6590">
            <text:p>6.590,00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40001','2014-04-30','---','-------------------------','6110800002500000001','SCGCMP','SNOANTMEN040001','D','PROVISION ANTIGUEDAD DE PRESTACIONES SOCIALES NOMINA MENSUAL ABRIL 2014',6590,70);">
            <text:p>INSERT INTO scg_dt_cmp VALUES('0001','SCGCMP','SNOANTMEN040001','2014-04-30','---','-------------------------','6110800002500000001','SCGCMP','SNOANTMEN040001','D','PROVISION ANTIGUEDAD DE PRESTACIONES SOCIALES NOMINA MENSUAL ABRIL 2014',6590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5</text:p>
          </table:table-cell>
          <table:table-cell table:style-name="ce6" office:value-type="float" office:value="5553.5">
            <text:p>5.553,50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40001','2014-04-30','---','-------------------------','6110800002105000001','SCGCMP','SNOANTMEN040001','D','PROVISION ANTIGUEDAD DE PRESTACIONES SOCIALES NOMINA MENSUAL ABRIL 2014',5553,5,71);">
            <text:p>INSERT INTO scg_dt_cmp VALUES('0001','SCGCMP','SNOANTMEN040001','2014-04-30','---','-------------------------','6110800002105000001','SCGCMP','SNOANTMEN040001','D','PROVISION ANTIGUEDAD DE PRESTACIONES SOCIALES NOMINA MENSUAL ABRIL 2014',5553,5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103</text:p>
          </table:table-cell>
          <table:table-cell table:style-name="ce6" office:value-type="float" office:value="7292.95">
            <text:p>7.292,95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40001','2014-04-30','---','-------------------------','6110800004103000001','SCGCMP','SNOANTMEN040001','D','PROVISION ANTIGUEDAD DE PRESTACIONES SOCIALES NOMINA MENSUAL ABRIL 2014',7292,95,72);">
            <text:p>INSERT INTO scg_dt_cmp VALUES('0001','SCGCMP','SNOANTMEN040001','2014-04-30','---','-------------------------','6110800004103000001','SCGCMP','SNOANTMEN040001','D','PROVISION ANTIGUEDAD DE PRESTACIONES SOCIALES NOMINA MENSUAL ABRIL 2014',7292,95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5</text:p>
          </table:table-cell>
          <table:table-cell table:style-name="ce6" office:value-type="float" office:value="5886.7">
            <text:p>5.886,70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40001','2014-04-30','---','-------------------------','6110800002805000001','SCGCMP','SNOANTMEN040001','D','PROVISION ANTIGUEDAD DE PRESTACIONES SOCIALES NOMINA MENSUAL ABRIL 2014',5886,7,73);">
            <text:p>INSERT INTO scg_dt_cmp VALUES('0001','SCGCMP','SNOANTMEN040001','2014-04-30','---','-------------------------','6110800002805000001','SCGCMP','SNOANTMEN040001','D','PROVISION ANTIGUEDAD DE PRESTACIONES SOCIALES NOMINA MENSUAL ABRIL 2014',5886,7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002</text:p>
          </table:table-cell>
          <table:table-cell table:style-name="ce6" office:value-type="float" office:value="9459.2">
            <text:p>9.459,20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40001','2014-04-30','---','-------------------------','6110800004002000001','SCGCMP','SNOANTMEN040001','D','PROVISION ANTIGUEDAD DE PRESTACIONES SOCIALES NOMINA MENSUAL ABRIL 2014',9459,2,74);">
            <text:p>INSERT INTO scg_dt_cmp VALUES('0001','SCGCMP','SNOANTMEN040001','2014-04-30','---','-------------------------','6110800004002000001','SCGCMP','SNOANTMEN040001','D','PROVISION ANTIGUEDAD DE PRESTACIONES SOCIALES NOMINA MENSUAL ABRIL 2014',9459,2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601</text:p>
          </table:table-cell>
          <table:table-cell table:style-name="ce6" office:value-type="float" office:value="53552.84">
            <text:p>53.552,84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40001','2014-04-30','---','-------------------------','6110800004601000001','SCGCMP','SNOANTMEN040001','D','PROVISION ANTIGUEDAD DE PRESTACIONES SOCIALES NOMINA MENSUAL ABRIL 2014',53552,84,75);">
            <text:p>INSERT INTO scg_dt_cmp VALUES('0001','SCGCMP','SNOANTMEN040001','2014-04-30','---','-------------------------','6110800004601000001','SCGCMP','SNOANTMEN040001','D','PROVISION ANTIGUEDAD DE PRESTACIONES SOCIALES NOMINA MENSUAL ABRIL 2014',53552,84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0</text:p>
          </table:table-cell>
          <table:table-cell table:style-name="ce6" office:value-type="float" office:value="41120.9">
            <text:p>41.120,90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40001','2014-04-30','---','-------------------------','6110800002400000001','SCGCMP','SNOANTMEN040001','D','PROVISION ANTIGUEDAD DE PRESTACIONES SOCIALES NOMINA MENSUAL ABRIL 2014',41120,9,76);">
            <text:p>INSERT INTO scg_dt_cmp VALUES('0001','SCGCMP','SNOANTMEN040001','2014-04-30','---','-------------------------','6110800002400000001','SCGCMP','SNOANTMEN040001','D','PROVISION ANTIGUEDAD DE PRESTACIONES SOCIALES NOMINA MENSUAL ABRIL 2014',41120,9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8630">
            <text:p>18.630,00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40001','2014-04-30','---','-------------------------','6110800003300000001','SCGCMP','SNOANTMEN040001','D','PROVISION ANTIGUEDAD DE PRESTACIONES SOCIALES NOMINA MENSUAL ABRIL 2014',18630,77);">
            <text:p>INSERT INTO scg_dt_cmp VALUES('0001','SCGCMP','SNOANTMEN040001','2014-04-30','---','-------------------------','6110800003300000001','SCGCMP','SNOANTMEN040001','D','PROVISION ANTIGUEDAD DE PRESTACIONES SOCIALES NOMINA MENSUAL ABRIL 2014',18630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5</text:p>
          </table:table-cell>
          <table:table-cell table:style-name="ce6" office:value-type="float" office:value="6398.65">
            <text:p>6.398,65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40001','2014-04-30','---','-------------------------','6110800002405000001','SCGCMP','SNOANTMEN040001','D','PROVISION ANTIGUEDAD DE PRESTACIONES SOCIALES NOMINA MENSUAL ABRIL 2014',6398,65,78);">
            <text:p>INSERT INTO scg_dt_cmp VALUES('0001','SCGCMP','SNOANTMEN040001','2014-04-30','---','-------------------------','6110800002405000001','SCGCMP','SNOANTMEN040001','D','PROVISION ANTIGUEDAD DE PRESTACIONES SOCIALES NOMINA MENSUAL ABRIL 2014',6398,65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0684.9">
            <text:p>10.684,90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40001','2014-04-30','---','-------------------------','6110800002904000001','SCGCMP','SNOANTMEN040001','D','PROVISION ANTIGUEDAD DE PRESTACIONES SOCIALES NOMINA MENSUAL ABRIL 2014',10684,9,79);">
            <text:p>INSERT INTO scg_dt_cmp VALUES('0001','SCGCMP','SNOANTMEN040001','2014-04-30','---','-------------------------','6110800002904000001','SCGCMP','SNOANTMEN040001','D','PROVISION ANTIGUEDAD DE PRESTACIONES SOCIALES NOMINA MENSUAL ABRIL 2014',10684,9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1</text:p>
          </table:table-cell>
          <table:table-cell table:style-name="ce6" office:value-type="float" office:value="15940.6">
            <text:p>15.940,60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40001','2014-04-30','---','-------------------------','6110800002801000001','SCGCMP','SNOANTMEN040001','D','PROVISION ANTIGUEDAD DE PRESTACIONES SOCIALES NOMINA MENSUAL ABRIL 2014',15940,6,80);">
            <text:p>INSERT INTO scg_dt_cmp VALUES('0001','SCGCMP','SNOANTMEN040001','2014-04-30','---','-------------------------','6110800002801000001','SCGCMP','SNOANTMEN040001','D','PROVISION ANTIGUEDAD DE PRESTACIONES SOCIALES NOMINA MENSUAL ABRIL 2014',15940,6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603</text:p>
          </table:table-cell>
          <table:table-cell table:style-name="ce6" office:value-type="float" office:value="17615.7">
            <text:p>17.615,70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40001','2014-04-30','---','-------------------------','6110800004603000001','SCGCMP','SNOANTMEN040001','D','PROVISION ANTIGUEDAD DE PRESTACIONES SOCIALES NOMINA MENSUAL ABRIL 2014',17615,7,81);">
            <text:p>INSERT INTO scg_dt_cmp VALUES('0001','SCGCMP','SNOANTMEN040001','2014-04-30','---','-------------------------','6110800004603000001','SCGCMP','SNOANTMEN040001','D','PROVISION ANTIGUEDAD DE PRESTACIONES SOCIALES NOMINA MENSUAL ABRIL 2014',17615,7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400</text:p>
          </table:table-cell>
          <table:table-cell table:style-name="ce6" office:value-type="float" office:value="16661.08">
            <text:p>16.661,08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40001','2014-04-30','---','-------------------------','6110800004400000001','SCGCMP','SNOANTMEN040001','D','PROVISION ANTIGUEDAD DE PRESTACIONES SOCIALES NOMINA MENSUAL ABRIL 2014',16661,08,82);">
            <text:p>INSERT INTO scg_dt_cmp VALUES('0001','SCGCMP','SNOANTMEN040001','2014-04-30','---','-------------------------','6110800004400000001','SCGCMP','SNOANTMEN040001','D','PROVISION ANTIGUEDAD DE PRESTACIONES SOCIALES NOMINA MENSUAL ABRIL 2014',16661,08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1768.64">
            <text:p>11.768,64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40001','2014-04-30','---','-------------------------','6110800002306000001','SCGCMP','SNOANTMEN040001','D','PROVISION ANTIGUEDAD DE PRESTACIONES SOCIALES NOMINA MENSUAL ABRIL 2014',11768,64,83);">
            <text:p>INSERT INTO scg_dt_cmp VALUES('0001','SCGCMP','SNOANTMEN040001','2014-04-30','---','-------------------------','6110800002306000001','SCGCMP','SNOANTMEN040001','D','PROVISION ANTIGUEDAD DE PRESTACIONES SOCIALES NOMINA MENSUAL ABRIL 2014',11768,64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0372.4">
            <text:p>10.372,40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40001','2014-04-30','---','-------------------------','6110800001101000001','SCGCMP','SNOANTMEN040001','D','PROVISION ANTIGUEDAD DE PRESTACIONES SOCIALES NOMINA MENSUAL ABRIL 2014',10372,4,84);">
            <text:p>INSERT INTO scg_dt_cmp VALUES('0001','SCGCMP','SNOANTMEN040001','2014-04-30','---','-------------------------','6110800001101000001','SCGCMP','SNOANTMEN040001','D','PROVISION ANTIGUEDAD DE PRESTACIONES SOCIALES NOMINA MENSUAL ABRIL 2014',10372,4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102</text:p>
          </table:table-cell>
          <table:table-cell table:style-name="ce6" office:value-type="float" office:value="21479.85">
            <text:p>21.479,85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40001','2014-04-30','---','-------------------------','6110800003102000001','SCGCMP','SNOANTMEN040001','D','PROVISION ANTIGUEDAD DE PRESTACIONES SOCIALES NOMINA MENSUAL ABRIL 2014',21479,85,85);">
            <text:p>INSERT INTO scg_dt_cmp VALUES('0001','SCGCMP','SNOANTMEN040001','2014-04-30','---','-------------------------','6110800003102000001','SCGCMP','SNOANTMEN040001','D','PROVISION ANTIGUEDAD DE PRESTACIONES SOCIALES NOMINA MENSUAL ABRIL 2014',21479,85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004</text:p>
          </table:table-cell>
          <table:table-cell table:style-name="ce6" office:value-type="float" office:value="9546.74">
            <text:p>9.546,74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40001','2014-04-30','---','-------------------------','6110800002004000001','SCGCMP','SNOANTMEN040001','D','PROVISION ANTIGUEDAD DE PRESTACIONES SOCIALES NOMINA MENSUAL ABRIL 2014',9546,74,86);">
            <text:p>INSERT INTO scg_dt_cmp VALUES('0001','SCGCMP','SNOANTMEN040001','2014-04-30','---','-------------------------','6110800002004000001','SCGCMP','SNOANTMEN040001','D','PROVISION ANTIGUEDAD DE PRESTACIONES SOCIALES NOMINA MENSUAL ABRIL 2014',9546,74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100</text:p>
          </table:table-cell>
          <table:table-cell table:style-name="ce6" office:value-type="float" office:value="3290.25">
            <text:p>3.290,25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40001','2014-04-30','---','-------------------------','6110800004100000001','SCGCMP','SNOANTMEN040001','D','PROVISION ANTIGUEDAD DE PRESTACIONES SOCIALES NOMINA MENSUAL ABRIL 2014',3290,25,87);">
            <text:p>INSERT INTO scg_dt_cmp VALUES('0001','SCGCMP','SNOANTMEN040001','2014-04-30','---','-------------------------','6110800004100000001','SCGCMP','SNOANTMEN040001','D','PROVISION ANTIGUEDAD DE PRESTACIONES SOCIALES NOMINA MENSUAL ABRIL 2014',3290,2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1</text:p>
          </table:table-cell>
          <table:table-cell table:style-name="ce6" office:value-type="float" office:value="17566.95">
            <text:p>17.566,95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40001','2014-04-30','---','-------------------------','6110800002101000001','SCGCMP','SNOANTMEN040001','D','PROVISION ANTIGUEDAD DE PRESTACIONES SOCIALES NOMINA MENSUAL ABRIL 2014',17566,95,88);">
            <text:p>INSERT INTO scg_dt_cmp VALUES('0001','SCGCMP','SNOANTMEN040001','2014-04-30','---','-------------------------','6110800002101000001','SCGCMP','SNOANTMEN040001','D','PROVISION ANTIGUEDAD DE PRESTACIONES SOCIALES NOMINA MENSUAL ABRIL 2014',17566,95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7</text:p>
          </table:table-cell>
          <table:table-cell table:style-name="ce6" office:value-type="float" office:value="14964.6">
            <text:p>14.964,60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40001','2014-04-30','---','-------------------------','6110800004507000001','SCGCMP','SNOANTMEN040001','D','PROVISION ANTIGUEDAD DE PRESTACIONES SOCIALES NOMINA MENSUAL ABRIL 2014',14964,6,89);">
            <text:p>INSERT INTO scg_dt_cmp VALUES('0001','SCGCMP','SNOANTMEN040001','2014-04-30','---','-------------------------','6110800004507000001','SCGCMP','SNOANTMEN040001','D','PROVISION ANTIGUEDAD DE PRESTACIONES SOCIALES NOMINA MENSUAL ABRIL 2014',14964,6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6</text:p>
          </table:table-cell>
          <table:table-cell table:style-name="ce6" office:value-type="float" office:value="4956.92">
            <text:p>4.956,92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40001','2014-04-30','---','-------------------------','6110800002906000001','SCGCMP','SNOANTMEN040001','D','PROVISION ANTIGUEDAD DE PRESTACIONES SOCIALES NOMINA MENSUAL ABRIL 2014',4956,92,90);">
            <text:p>INSERT INTO scg_dt_cmp VALUES('0001','SCGCMP','SNOANTMEN040001','2014-04-30','---','-------------------------','6110800002906000001','SCGCMP','SNOANTMEN040001','D','PROVISION ANTIGUEDAD DE PRESTACIONES SOCIALES NOMINA MENSUAL ABRIL 2014',4956,92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702</text:p>
          </table:table-cell>
          <table:table-cell table:style-name="ce6" office:value-type="float" office:value="62644.29">
            <text:p>62.644,29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40001','2014-04-30','---','-------------------------','6110800003702000001','SCGCMP','SNOANTMEN040001','D','PROVISION ANTIGUEDAD DE PRESTACIONES SOCIALES NOMINA MENSUAL ABRIL 2014',62644,29,91);">
            <text:p>INSERT INTO scg_dt_cmp VALUES('0001','SCGCMP','SNOANTMEN040001','2014-04-30','---','-------------------------','6110800003702000001','SCGCMP','SNOANTMEN040001','D','PROVISION ANTIGUEDAD DE PRESTACIONES SOCIALES NOMINA MENSUAL ABRIL 2014',62644,29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3700.75">
            <text:p>13.700,75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40001','2014-04-30','---','-------------------------','6110800003801000001','SCGCMP','SNOANTMEN040001','D','PROVISION ANTIGUEDAD DE PRESTACIONES SOCIALES NOMINA MENSUAL ABRIL 2014',13700,75,92);">
            <text:p>INSERT INTO scg_dt_cmp VALUES('0001','SCGCMP','SNOANTMEN040001','2014-04-30','---','-------------------------','6110800003801000001','SCGCMP','SNOANTMEN040001','D','PROVISION ANTIGUEDAD DE PRESTACIONES SOCIALES NOMINA MENSUAL ABRIL 2014',13700,75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600</text:p>
          </table:table-cell>
          <table:table-cell table:style-name="ce6" office:value-type="float" office:value="5713.95">
            <text:p>5.713,95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40001','2014-04-30','---','-------------------------','6110800004600000001','SCGCMP','SNOANTMEN040001','D','PROVISION ANTIGUEDAD DE PRESTACIONES SOCIALES NOMINA MENSUAL ABRIL 2014',5713,95,93);">
            <text:p>INSERT INTO scg_dt_cmp VALUES('0001','SCGCMP','SNOANTMEN040001','2014-04-30','---','-------------------------','6110800004600000001','SCGCMP','SNOANTMEN040001','D','PROVISION ANTIGUEDAD DE PRESTACIONES SOCIALES NOMINA MENSUAL ABRIL 2014',5713,95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1885.57">
            <text:p>21.885,57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40001','2014-04-30','---','-------------------------','6110800002601000001','SCGCMP','SNOANTMEN040001','D','PROVISION ANTIGUEDAD DE PRESTACIONES SOCIALES NOMINA MENSUAL ABRIL 2014',21885,57,94);">
            <text:p>INSERT INTO scg_dt_cmp VALUES('0001','SCGCMP','SNOANTMEN040001','2014-04-30','---','-------------------------','6110800002601000001','SCGCMP','SNOANTMEN040001','D','PROVISION ANTIGUEDAD DE PRESTACIONES SOCIALES NOMINA MENSUAL ABRIL 2014',21885,57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000</text:p>
          </table:table-cell>
          <table:table-cell table:style-name="ce6" office:value-type="float" office:value="3444.35">
            <text:p>3.444,35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40001','2014-04-30','---','-------------------------','6110800004000000001','SCGCMP','SNOANTMEN040001','D','PROVISION ANTIGUEDAD DE PRESTACIONES SOCIALES NOMINA MENSUAL ABRIL 2014',3444,35,95);">
            <text:p>INSERT INTO scg_dt_cmp VALUES('0001','SCGCMP','SNOANTMEN040001','2014-04-30','---','-------------------------','6110800004000000001','SCGCMP','SNOANTMEN040001','D','PROVISION ANTIGUEDAD DE PRESTACIONES SOCIALES NOMINA MENSUAL ABRIL 2014',3444,35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7</text:p>
          </table:table-cell>
          <table:table-cell table:style-name="ce6" office:value-type="float" office:value="2924.45">
            <text:p>2.924,45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40001','2014-04-30','---','-------------------------','6110800002407000001','SCGCMP','SNOANTMEN040001','D','PROVISION ANTIGUEDAD DE PRESTACIONES SOCIALES NOMINA MENSUAL ABRIL 2014',2924,45,96);">
            <text:p>INSERT INTO scg_dt_cmp VALUES('0001','SCGCMP','SNOANTMEN040001','2014-04-30','---','-------------------------','6110800002407000001','SCGCMP','SNOANTMEN040001','D','PROVISION ANTIGUEDAD DE PRESTACIONES SOCIALES NOMINA MENSUAL ABRIL 2014',2924,4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901</text:p>
          </table:table-cell>
          <table:table-cell table:style-name="ce6" office:value-type="float" office:value="21008.85">
            <text:p>21.008,85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40001','2014-04-30','---','-------------------------','6110800003901000001','SCGCMP','SNOANTMEN040001','D','PROVISION ANTIGUEDAD DE PRESTACIONES SOCIALES NOMINA MENSUAL ABRIL 2014',21008,85,97);">
            <text:p>INSERT INTO scg_dt_cmp VALUES('0001','SCGCMP','SNOANTMEN040001','2014-04-30','---','-------------------------','6110800003901000001','SCGCMP','SNOANTMEN040001','D','PROVISION ANTIGUEDAD DE PRESTACIONES SOCIALES NOMINA MENSUAL ABRIL 2014',21008,85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4</text:p>
          </table:table-cell>
          <table:table-cell table:style-name="ce6" office:value-type="float" office:value="28002.2">
            <text:p>28.002,20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40001','2014-04-30','---','-------------------------','6110800002404000001','SCGCMP','SNOANTMEN040001','D','PROVISION ANTIGUEDAD DE PRESTACIONES SOCIALES NOMINA MENSUAL ABRIL 2014',28002,2,98);">
            <text:p>INSERT INTO scg_dt_cmp VALUES('0001','SCGCMP','SNOANTMEN040001','2014-04-30','---','-------------------------','6110800002404000001','SCGCMP','SNOANTMEN040001','D','PROVISION ANTIGUEDAD DE PRESTACIONES SOCIALES NOMINA MENSUAL ABRIL 2014',28002,2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7</text:p>
          </table:table-cell>
          <table:table-cell table:style-name="ce6" office:value-type="float" office:value="2913.7">
            <text:p>2.913,70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40001','2014-04-30','---','-------------------------','6110800002807000001','SCGCMP','SNOANTMEN040001','D','PROVISION ANTIGUEDAD DE PRESTACIONES SOCIALES NOMINA MENSUAL ABRIL 2014',2913,7,99);">
            <text:p>INSERT INTO scg_dt_cmp VALUES('0001','SCGCMP','SNOANTMEN040001','2014-04-30','---','-------------------------','6110800002807000001','SCGCMP','SNOANTMEN040001','D','PROVISION ANTIGUEDAD DE PRESTACIONES SOCIALES NOMINA MENSUAL ABRIL 2014',2913,7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4</text:p>
          </table:table-cell>
          <table:table-cell table:style-name="ce6" office:value-type="float" office:value="6409.3">
            <text:p>6.409,30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40001','2014-04-30','---','-------------------------','6110800002804000001','SCGCMP','SNOANTMEN040001','D','PROVISION ANTIGUEDAD DE PRESTACIONES SOCIALES NOMINA MENSUAL ABRIL 2014',6409,3,100);">
            <text:p>INSERT INTO scg_dt_cmp VALUES('0001','SCGCMP','SNOANTMEN040001','2014-04-30','---','-------------------------','6110800002804000001','SCGCMP','SNOANTMEN040001','D','PROVISION ANTIGUEDAD DE PRESTACIONES SOCIALES NOMINA MENSUAL ABRIL 2014',6409,3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202</text:p>
          </table:table-cell>
          <table:table-cell table:style-name="ce6" office:value-type="float" office:value="44111.26">
            <text:p>44.111,26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40001','2014-04-30','---','-------------------------','6110800003202000001','SCGCMP','SNOANTMEN040001','D','PROVISION ANTIGUEDAD DE PRESTACIONES SOCIALES NOMINA MENSUAL ABRIL 2014',44111,26,101);">
            <text:p>INSERT INTO scg_dt_cmp VALUES('0001','SCGCMP','SNOANTMEN040001','2014-04-30','---','-------------------------','6110800003202000001','SCGCMP','SNOANTMEN040001','D','PROVISION ANTIGUEDAD DE PRESTACIONES SOCIALES NOMINA MENSUAL ABRIL 2014',44111,26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1</text:p>
          </table:table-cell>
          <table:table-cell table:style-name="ce6" office:value-type="float" office:value="18736.75">
            <text:p>18.736,75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40001','2014-04-30','---','-------------------------','6110800002401000001','SCGCMP','SNOANTMEN040001','D','PROVISION ANTIGUEDAD DE PRESTACIONES SOCIALES NOMINA MENSUAL ABRIL 2014',18736,75,102);">
            <text:p>INSERT INTO scg_dt_cmp VALUES('0001','SCGCMP','SNOANTMEN040001','2014-04-30','---','-------------------------','6110800002401000001','SCGCMP','SNOANTMEN040001','D','PROVISION ANTIGUEDAD DE PRESTACIONES SOCIALES NOMINA MENSUAL ABRIL 2014',18736,75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700</text:p>
          </table:table-cell>
          <table:table-cell table:style-name="ce6" office:value-type="float" office:value="8609.7">
            <text:p>8.609,70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40001','2014-04-30','---','-------------------------','6110800003700000001','SCGCMP','SNOANTMEN040001','D','PROVISION ANTIGUEDAD DE PRESTACIONES SOCIALES NOMINA MENSUAL ABRIL 2014',8609,7,103);">
            <text:p>INSERT INTO scg_dt_cmp VALUES('0001','SCGCMP','SNOANTMEN040001','2014-04-30','---','-------------------------','6110800003700000001','SCGCMP','SNOANTMEN040001','D','PROVISION ANTIGUEDAD DE PRESTACIONES SOCIALES NOMINA MENSUAL ABRIL 2014',8609,7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001</text:p>
          </table:table-cell>
          <table:table-cell table:style-name="ce6" office:value-type="float" office:value="35620.75">
            <text:p>35.620,75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40001','2014-04-30','---','-------------------------','6110800002001000001','SCGCMP','SNOANTMEN040001','D','PROVISION ANTIGUEDAD DE PRESTACIONES SOCIALES NOMINA MENSUAL ABRIL 2014',35620,75,104);">
            <text:p>INSERT INTO scg_dt_cmp VALUES('0001','SCGCMP','SNOANTMEN040001','2014-04-30','---','-------------------------','6110800002001000001','SCGCMP','SNOANTMEN040001','D','PROVISION ANTIGUEDAD DE PRESTACIONES SOCIALES NOMINA MENSUAL ABRIL 2014',35620,75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803</text:p>
          </table:table-cell>
          <table:table-cell table:style-name="ce6" office:value-type="float" office:value="15672.55">
            <text:p>15.672,55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40001','2014-04-30','---','-------------------------','6110800003803000001','SCGCMP','SNOANTMEN040001','D','PROVISION ANTIGUEDAD DE PRESTACIONES SOCIALES NOMINA MENSUAL ABRIL 2014',15672,55,105);">
            <text:p>INSERT INTO scg_dt_cmp VALUES('0001','SCGCMP','SNOANTMEN040001','2014-04-30','---','-------------------------','6110800003803000001','SCGCMP','SNOANTMEN040001','D','PROVISION ANTIGUEDAD DE PRESTACIONES SOCIALES NOMINA MENSUAL ABRIL 2014',15672,55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6</text:p>
          </table:table-cell>
          <table:table-cell table:style-name="ce6" office:value-type="float" office:value="29888.41">
            <text:p>29.888,41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40001','2014-04-30','---','-------------------------','6110800002406000001','SCGCMP','SNOANTMEN040001','D','PROVISION ANTIGUEDAD DE PRESTACIONES SOCIALES NOMINA MENSUAL ABRIL 2014',29888,41,106);">
            <text:p>INSERT INTO scg_dt_cmp VALUES('0001','SCGCMP','SNOANTMEN040001','2014-04-30','---','-------------------------','6110800002406000001','SCGCMP','SNOANTMEN040001','D','PROVISION ANTIGUEDAD DE PRESTACIONES SOCIALES NOMINA MENSUAL ABRIL 2014',29888,41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100</text:p>
          </table:table-cell>
          <table:table-cell table:style-name="ce6" office:value-type="float" office:value="8332.55">
            <text:p>8.332,55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40001','2014-04-30','---','-------------------------','6110800002100000001','SCGCMP','SNOANTMEN040001','D','PROVISION ANTIGUEDAD DE PRESTACIONES SOCIALES NOMINA MENSUAL ABRIL 2014',8332,55,107);">
            <text:p>INSERT INTO scg_dt_cmp VALUES('0001','SCGCMP','SNOANTMEN040001','2014-04-30','---','-------------------------','6110800002100000001','SCGCMP','SNOANTMEN040001','D','PROVISION ANTIGUEDAD DE PRESTACIONES SOCIALES NOMINA MENSUAL ABRIL 2014',8332,55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000</text:p>
          </table:table-cell>
          <table:table-cell table:style-name="ce6" office:value-type="float" office:value="14611.1">
            <text:p>14.611,10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40001','2014-04-30','---','-------------------------','6110800003000000001','SCGCMP','SNOANTMEN040001','D','PROVISION ANTIGUEDAD DE PRESTACIONES SOCIALES NOMINA MENSUAL ABRIL 2014',14611,1,108);">
            <text:p>INSERT INTO scg_dt_cmp VALUES('0001','SCGCMP','SNOANTMEN040001','2014-04-30','---','-------------------------','6110800003000000001','SCGCMP','SNOANTMEN040001','D','PROVISION ANTIGUEDAD DE PRESTACIONES SOCIALES NOMINA MENSUAL ABRIL 2014',14611,1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2031">
            <text:p>12.031,00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40001','2014-04-30','---','-------------------------','6110800004700000001','SCGCMP','SNOANTMEN040001','D','PROVISION ANTIGUEDAD DE PRESTACIONES SOCIALES NOMINA MENSUAL ABRIL 2014',12031,109);">
            <text:p>INSERT INTO scg_dt_cmp VALUES('0001','SCGCMP','SNOANTMEN040001','2014-04-30','---','-------------------------','6110800004700000001','SCGCMP','SNOANTMEN040001','D','PROVISION ANTIGUEDAD DE PRESTACIONES SOCIALES NOMINA MENSUAL ABRIL 2014',12031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702</text:p>
          </table:table-cell>
          <table:table-cell table:style-name="ce6" office:value-type="float" office:value="8673.35">
            <text:p>8.673,35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40001','2014-04-30','---','-------------------------','6110800002702000001','SCGCMP','SNOANTMEN040001','D','PROVISION ANTIGUEDAD DE PRESTACIONES SOCIALES NOMINA MENSUAL ABRIL 2014',8673,35,110);">
            <text:p>INSERT INTO scg_dt_cmp VALUES('0001','SCGCMP','SNOANTMEN040001','2014-04-30','---','-------------------------','6110800002702000001','SCGCMP','SNOANTMEN040001','D','PROVISION ANTIGUEDAD DE PRESTACIONES SOCIALES NOMINA MENSUAL ABRIL 2014',8673,35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002</text:p>
          </table:table-cell>
          <table:table-cell table:style-name="ce6" office:value-type="float" office:value="23436.6">
            <text:p>23.436,60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40001','2014-04-30','---','-------------------------','6110800003002000001','SCGCMP','SNOANTMEN040001','D','PROVISION ANTIGUEDAD DE PRESTACIONES SOCIALES NOMINA MENSUAL ABRIL 2014',23436,6,111);">
            <text:p>INSERT INTO scg_dt_cmp VALUES('0001','SCGCMP','SNOANTMEN040001','2014-04-30','---','-------------------------','6110800003002000001','SCGCMP','SNOANTMEN040001','D','PROVISION ANTIGUEDAD DE PRESTACIONES SOCIALES NOMINA MENSUAL ABRIL 2014',23436,6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700</text:p>
          </table:table-cell>
          <table:table-cell table:style-name="ce6" office:value-type="float" office:value="26627.43">
            <text:p>26.627,43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40001','2014-04-30','---','-------------------------','6110800002700000001','SCGCMP','SNOANTMEN040001','D','PROVISION ANTIGUEDAD DE PRESTACIONES SOCIALES NOMINA MENSUAL ABRIL 2014',26627,43,112);">
            <text:p>INSERT INTO scg_dt_cmp VALUES('0001','SCGCMP','SNOANTMEN040001','2014-04-30','---','-------------------------','6110800002700000001','SCGCMP','SNOANTMEN040001','D','PROVISION ANTIGUEDAD DE PRESTACIONES SOCIALES NOMINA MENSUAL ABRIL 2014',26627,43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900</text:p>
          </table:table-cell>
          <table:table-cell table:style-name="ce6" office:value-type="float" office:value="12268.65">
            <text:p>12.268,65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40001','2014-04-30','---','-------------------------','6110800003900000001','SCGCMP','SNOANTMEN040001','D','PROVISION ANTIGUEDAD DE PRESTACIONES SOCIALES NOMINA MENSUAL ABRIL 2014',12268,65,113);">
            <text:p>INSERT INTO scg_dt_cmp VALUES('0001','SCGCMP','SNOANTMEN040001','2014-04-30','---','-------------------------','6110800003900000001','SCGCMP','SNOANTMEN040001','D','PROVISION ANTIGUEDAD DE PRESTACIONES SOCIALES NOMINA MENSUAL ABRIL 2014',12268,65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302</text:p>
          </table:table-cell>
          <table:table-cell table:style-name="ce6" office:value-type="float" office:value="2374.85">
            <text:p>2.374,85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40001','2014-04-30','---','-------------------------','6110800001302000001','SCGCMP','SNOANTMEN040001','D','PROVISION ANTIGUEDAD DE PRESTACIONES SOCIALES NOMINA MENSUAL ABRIL 2014',2374,85,114);">
            <text:p>INSERT INTO scg_dt_cmp VALUES('0001','SCGCMP','SNOANTMEN040001','2014-04-30','---','-------------------------','6110800001302000001','SCGCMP','SNOANTMEN040001','D','PROVISION ANTIGUEDAD DE PRESTACIONES SOCIALES NOMINA MENSUAL ABRIL 2014',2374,85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302</text:p>
          </table:table-cell>
          <table:table-cell table:style-name="ce6" office:value-type="float" office:value="9819.35">
            <text:p>9.819,35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40001','2014-04-30','---','-------------------------','6110800003302000001','SCGCMP','SNOANTMEN040001','D','PROVISION ANTIGUEDAD DE PRESTACIONES SOCIALES NOMINA MENSUAL ABRIL 2014',9819,35,115);">
            <text:p>INSERT INTO scg_dt_cmp VALUES('0001','SCGCMP','SNOANTMEN040001','2014-04-30','---','-------------------------','6110800003302000001','SCGCMP','SNOANTMEN040001','D','PROVISION ANTIGUEDAD DE PRESTACIONES SOCIALES NOMINA MENSUAL ABRIL 2014',9819,35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900</text:p>
          </table:table-cell>
          <table:table-cell table:style-name="ce6" office:value-type="float" office:value="16772.85">
            <text:p>16.772,85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40001','2014-04-30','---','-------------------------','6110800002900000001','SCGCMP','SNOANTMEN040001','D','PROVISION ANTIGUEDAD DE PRESTACIONES SOCIALES NOMINA MENSUAL ABRIL 2014',16772,85,116);">
            <text:p>INSERT INTO scg_dt_cmp VALUES('0001','SCGCMP','SNOANTMEN040001','2014-04-30','---','-------------------------','6110800002900000001','SCGCMP','SNOANTMEN040001','D','PROVISION ANTIGUEDAD DE PRESTACIONES SOCIALES NOMINA MENSUAL ABRIL 2014',16772,85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508</text:p>
          </table:table-cell>
          <table:table-cell table:style-name="ce6" office:value-type="float" office:value="15085.35">
            <text:p>15.085,35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40001','2014-04-30','---','-------------------------','6110800004508000001','SCGCMP','SNOANTMEN040001','D','PROVISION ANTIGUEDAD DE PRESTACIONES SOCIALES NOMINA MENSUAL ABRIL 2014',15085,35,117);">
            <text:p>INSERT INTO scg_dt_cmp VALUES('0001','SCGCMP','SNOANTMEN040001','2014-04-30','---','-------------------------','6110800004508000001','SCGCMP','SNOANTMEN040001','D','PROVISION ANTIGUEDAD DE PRESTACIONES SOCIALES NOMINA MENSUAL ABRIL 2014',15085,35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301</text:p>
          </table:table-cell>
          <table:table-cell table:style-name="ce6" office:value-type="float" office:value="97204.33">
            <text:p>97.204,33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40001','2014-04-30','---','-------------------------','6110800002301000001','SCGCMP','SNOANTMEN040001','D','PROVISION ANTIGUEDAD DE PRESTACIONES SOCIALES NOMINA MENSUAL ABRIL 2014',97204,33,118);">
            <text:p>INSERT INTO scg_dt_cmp VALUES('0001','SCGCMP','SNOANTMEN040001','2014-04-30','---','-------------------------','6110800002301000001','SCGCMP','SNOANTMEN040001','D','PROVISION ANTIGUEDAD DE PRESTACIONES SOCIALES NOMINA MENSUAL ABRIL 2014',97204,33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0355.5">
            <text:p>10.355,50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40001','2014-04-30','---','-------------------------','6110800004101000001','SCGCMP','SNOANTMEN040001','D','PROVISION ANTIGUEDAD DE PRESTACIONES SOCIALES NOMINA MENSUAL ABRIL 2014',10355,5,119);">
            <text:p>INSERT INTO scg_dt_cmp VALUES('0001','SCGCMP','SNOANTMEN040001','2014-04-30','---','-------------------------','6110800004101000001','SCGCMP','SNOANTMEN040001','D','PROVISION ANTIGUEDAD DE PRESTACIONES SOCIALES NOMINA MENSUAL ABRIL 2014',10355,5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302</text:p>
          </table:table-cell>
          <table:table-cell table:style-name="ce6" office:value-type="float" office:value="17775.7">
            <text:p>17.775,70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40001','2014-04-30','---','-------------------------','6110800002302000001','SCGCMP','SNOANTMEN040001','D','PROVISION ANTIGUEDAD DE PRESTACIONES SOCIALES NOMINA MENSUAL ABRIL 2014',17775,7,120);">
            <text:p>INSERT INTO scg_dt_cmp VALUES('0001','SCGCMP','SNOANTMEN040001','2014-04-30','---','-------------------------','6110800002302000001','SCGCMP','SNOANTMEN040001','D','PROVISION ANTIGUEDAD DE PRESTACIONES SOCIALES NOMINA MENSUAL ABRIL 2014',17775,7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202</text:p>
          </table:table-cell>
          <table:table-cell table:style-name="ce6" office:value-type="float" office:value="6255.05">
            <text:p>6.255,05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40001','2014-04-30','---','-------------------------','6110800002202000001','SCGCMP','SNOANTMEN040001','D','PROVISION ANTIGUEDAD DE PRESTACIONES SOCIALES NOMINA MENSUAL ABRIL 2014',6255,05,121);">
            <text:p>INSERT INTO scg_dt_cmp VALUES('0001','SCGCMP','SNOANTMEN040001','2014-04-30','---','-------------------------','6110800002202000001','SCGCMP','SNOANTMEN040001','D','PROVISION ANTIGUEDAD DE PRESTACIONES SOCIALES NOMINA MENSUAL ABRIL 2014',6255,05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603</text:p>
          </table:table-cell>
          <table:table-cell table:style-name="ce6" office:value-type="float" office:value="10604.75">
            <text:p>10.604,75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40001','2014-04-30','---','-------------------------','6110800002603000001','SCGCMP','SNOANTMEN040001','D','PROVISION ANTIGUEDAD DE PRESTACIONES SOCIALES NOMINA MENSUAL ABRIL 2014',10604,75,122);">
            <text:p>INSERT INTO scg_dt_cmp VALUES('0001','SCGCMP','SNOANTMEN040001','2014-04-30','---','-------------------------','6110800002603000001','SCGCMP','SNOANTMEN040001','D','PROVISION ANTIGUEDAD DE PRESTACIONES SOCIALES NOMINA MENSUAL ABRIL 2014',10604,75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803</text:p>
          </table:table-cell>
          <table:table-cell table:style-name="ce6" office:value-type="float" office:value="5812.15">
            <text:p>5.812,15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40001','2014-04-30','---','-------------------------','6110800002803000001','SCGCMP','SNOANTMEN040001','D','PROVISION ANTIGUEDAD DE PRESTACIONES SOCIALES NOMINA MENSUAL ABRIL 2014',5812,15,123);">
            <text:p>INSERT INTO scg_dt_cmp VALUES('0001','SCGCMP','SNOANTMEN040001','2014-04-30','---','-------------------------','6110800002803000001','SCGCMP','SNOANTMEN040001','D','PROVISION ANTIGUEDAD DE PRESTACIONES SOCIALES NOMINA MENSUAL ABRIL 2014',5812,15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703</text:p>
          </table:table-cell>
          <table:table-cell table:style-name="ce6" office:value-type="float" office:value="3567.95">
            <text:p>3.567,95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40001','2014-04-30','---','-------------------------','6110800002703000001','SCGCMP','SNOANTMEN040001','D','PROVISION ANTIGUEDAD DE PRESTACIONES SOCIALES NOMINA MENSUAL ABRIL 2014',3567,95,124);">
            <text:p>INSERT INTO scg_dt_cmp VALUES('0001','SCGCMP','SNOANTMEN040001','2014-04-30','---','-------------------------','6110800002703000001','SCGCMP','SNOANTMEN040001','D','PROVISION ANTIGUEDAD DE PRESTACIONES SOCIALES NOMINA MENSUAL ABRIL 2014',3567,95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201</text:p>
          </table:table-cell>
          <table:table-cell table:style-name="ce6" office:value-type="float" office:value="6928.1">
            <text:p>6.928,10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40001','2014-04-30','---','-------------------------','6110800002201000001','SCGCMP','SNOANTMEN040001','D','PROVISION ANTIGUEDAD DE PRESTACIONES SOCIALES NOMINA MENSUAL ABRIL 2014',6928,1,125);">
            <text:p>INSERT INTO scg_dt_cmp VALUES('0001','SCGCMP','SNOANTMEN040001','2014-04-30','---','-------------------------','6110800002201000001','SCGCMP','SNOANTMEN040001','D','PROVISION ANTIGUEDAD DE PRESTACIONES SOCIALES NOMINA MENSUAL ABRIL 2014',6928,1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2403</text:p>
          </table:table-cell>
          <table:table-cell table:style-name="ce6" office:value-type="float" office:value="206638.42">
            <text:p>206.638,42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40001','2014-04-30','---','-------------------------','6110800002403000001','SCGCMP','SNOANTMEN040001','D','PROVISION ANTIGUEDAD DE PRESTACIONES SOCIALES NOMINA MENSUAL ABRIL 2014',206638,42,126);">
            <text:p>INSERT INTO scg_dt_cmp VALUES('0001','SCGCMP','SNOANTMEN040001','2014-04-30','---','-------------------------','6110800002403000001','SCGCMP','SNOANTMEN040001','D','PROVISION ANTIGUEDAD DE PRESTACIONES SOCIALES NOMINA MENSUAL ABRIL 2014',206638,42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3303</text:p>
          </table:table-cell>
          <table:table-cell table:style-name="ce6" office:value-type="float" office:value="24927.08">
            <text:p>24.927,08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40001','2014-04-30','---','-------------------------','6110800003303000001','SCGCMP','SNOANTMEN040001','D','PROVISION ANTIGUEDAD DE PRESTACIONES SOCIALES NOMINA MENSUAL ABRIL 2014',24927,08,127);">
            <text:p>INSERT INTO scg_dt_cmp VALUES('0001','SCGCMP','SNOANTMEN040001','2014-04-30','---','-------------------------','6110800003303000001','SCGCMP','SNOANTMEN040001','D','PROVISION ANTIGUEDAD DE PRESTACIONES SOCIALES NOMINA MENSUAL ABRIL 2014',24927,08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303</text:p>
          </table:table-cell>
          <table:table-cell table:style-name="ce6" office:value-type="float" office:value="23155.3">
            <text:p>23.155,30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40001','2014-04-30','---','-------------------------','6110800001303000001','SCGCMP','SNOANTMEN040001','D','PROVISION ANTIGUEDAD DE PRESTACIONES SOCIALES NOMINA MENSUAL ABRIL 2014',23155,3,128);">
            <text:p>INSERT INTO scg_dt_cmp VALUES('0001','SCGCMP','SNOANTMEN040001','2014-04-30','---','-------------------------','6110800001303000001','SCGCMP','SNOANTMEN040001','D','PROVISION ANTIGUEDAD DE PRESTACIONES SOCIALES NOMINA MENSUAL ABRIL 2014',23155,3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40001</text:p>
          </table:table-cell>
          <table:table-cell table:style-name="ce3" office:value-type="string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40001">
            <text:p>SNOANTMEN04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ABRIL 2014</text:p>
          </table:table-cell>
          <table:table-cell table:style-name="ce4" office:value-type="string">
            <text:p>1201</text:p>
          </table:table-cell>
          <table:table-cell table:style-name="ce6" office:value-type="float" office:value="10677.65">
            <text:p>10.677,65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40001','2014-04-30','---','-------------------------','6110800001201000001','SCGCMP','SNOANTMEN040001','D','PROVISION ANTIGUEDAD DE PRESTACIONES SOCIALES NOMINA MENSUAL ABRIL 2014',10677,65,129);">
            <text:p>INSERT INTO scg_dt_cmp VALUES('0001','SCGCMP','SNOANTMEN040001','2014-04-30','---','-------------------------','6110800001201000001','SCGCMP','SNOANTMEN040001','D','PROVISION ANTIGUEDAD DE PRESTACIONES SOCIALES NOMINA MENSUAL ABRIL 2014',10677,65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40001">
            <text:p>SNOANTMEN040001</text:p>
          </table:table-cell>
          <table:table-cell table:formula="of:=[Hoja1.D3]" office:value-type="string" office:string-value="2014-04-30">
            <text:p>2014-04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ABRIL 2014">
            <text:p>PROVISION ANTIGUEDAD DE PRESTACIONES SOCIALES NOMINA MENSUAL ABRIL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3036519.21166667">
            <text:p>3.036.519,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40001','2014-04-30','---','-------------------------','PROVISION ANTIGUEDAD DE PRESTACIONES SOCIALES NOMINA MENSUAL ABRIL 2014',1,'-','----------','----------',3036519,21166667,0,0,0,'--','SIGESP');">
            <text:p>INSERT INTO sigesp_cmp VALUES('0001','SCGCMP','SNOANTMEN040001','2014-04-30','---','-------------------------','PROVISION ANTIGUEDAD DE PRESTACIONES SOCIALES NOMINA MENSUAL ABRIL 2014',1,'-','----------','----------',3036519,2116666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5:11</dc:date>
    <dc:creator>Sistema </dc:creator>
    <meta:editing-duration>PT2H19M59S</meta:editing-duration>
    <meta:editing-cycles>21</meta:editing-cycles>
    <meta:generator>LibreOffice/3.5$Linux_X86_64 LibreOffice_project/350m1$Build-2</meta:generator>
    <meta:document-statistic meta:table-count="2" meta:cell-count="2003" meta:object-count="0"/>
  </office:meta>
</office:document-meta>
</file>